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4.00pt" fo:font-weight="bold"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4.00pt" fo:font-weight="bold" fo:font-family="Calibri" style:font-family-asian="Calibri" style:font-family-complex="Calibri" fo:background-color="transparent" style:use-window-font-color="true"/>
    </style:style>
    <style:style style:name="T4" style:family="text">
      <style:text-properties fo:font-size="14.00pt" fo:font-weight="normal" fo:font-family="Calibri" style:font-family-asian="Calibri" style:font-family-complex="Calibri" fo:background-color="transparent" style:use-window-font-color="true"/>
    </style:style>
    <style:style style:name="T5" style:family="text">
      <style:text-properties fo:font-size="14.00pt" fo:font-weight="bold" fo:font-family="Calibri" style:font-family-asian="Calibri" style:font-family-complex="Calibri" fo:background-color="transparent" style:use-window-font-color="true"/>
    </style:style>
    <style:style style:name="T6" style:family="text">
      <style:text-properties fo:font-size="14.00pt" fo:font-weight="normal" fo:font-family="Calibri" style:font-family-asian="Calibri" style:font-family-complex="Calibri" fo:background-color="transparent" style:use-window-font-color="true"/>
    </style:style>
    <style:style style:name="T7" style:family="text">
      <style:text-properties fo:font-size="14.00pt" fo:font-weight="bold" fo:font-family="Calibri" style:font-family-asian="Calibri" style:font-family-complex="Calibri" fo:background-color="transparent" style:use-window-font-color="true"/>
    </style:style>
    <style:style style:name="T8" style:family="text">
      <style:text-properties fo:font-size="14.00pt" fo:font-weight="normal" fo:font-family="Calibri" style:font-family-asian="Calibri" style:font-family-complex="Calibri" fo:background-color="transparent" style:use-window-font-color="true"/>
    </style:style>
    <style:style style:name="T9" style:family="text">
      <style:text-properties fo:font-size="14.00pt" fo:font-weight="bold" fo:font-family="Calibri" style:font-family-asian="Calibri" style:font-family-complex="Calibri" fo:background-color="transparent" style:use-window-font-color="true"/>
    </style:style>
    <style:style style:name="T10" style:family="text">
      <style:text-properties fo:font-size="14.00pt" fo:font-weight="normal" fo:font-family="Calibri" style:font-family-asian="Calibri" style:font-family-complex="Calibri" fo:background-color="transparent" style:use-window-font-color="true"/>
    </style:style>
    <style:style style:name="T11" style:family="text">
      <style:text-properties fo:font-size="14.00pt" fo:font-weight="bold" fo:font-family="Calibri" style:font-family-asian="Calibri" style:font-family-complex="Calibri" fo:background-color="transparent" style:use-window-font-color="true"/>
    </style:style>
    <style:style style:name="T12" style:family="text">
      <style:text-properties fo:font-size="14.00pt" fo:font-weight="normal" fo:font-family="Calibri" style:font-family-asian="Calibri" style:font-family-complex="Calibri" fo:background-color="transparent" style:use-window-font-color="true"/>
    </style:style>
    <style:style style:name="T13" style:family="text">
      <style:text-properties fo:font-size="14.00pt" fo:font-weight="bold" fo:font-family="Calibri" style:font-family-asian="Calibri" style:font-family-complex="Calibri" fo:background-color="transparent" style:use-window-font-color="true"/>
    </style:style>
    <style:style style:name="T14" style:family="text">
      <style:text-properties fo:font-size="14.00pt" fo:font-weight="normal" fo:font-family="Calibri" style:font-family-asian="Calibri" style:font-family-complex="Calibri" fo:background-color="transparent" style:use-window-font-color="true"/>
    </style:style>
    <style:style style:name="T15" style:family="text">
      <style:text-properties fo:font-size="14.00pt" fo:font-weight="bold" fo:font-family="Calibri" style:font-family-asian="Calibri" style:font-family-complex="Calibri" fo:background-color="transparent" style:use-window-font-color="true"/>
    </style:style>
    <style:style style:name="T16" style:family="text">
      <style:text-properties fo:font-size="14.00pt" fo:font-weight="normal" fo:font-family="Calibri" style:font-family-asian="Calibri" style:font-family-complex="Calibri" fo:background-color="transparent" style:use-window-font-color="true"/>
    </style:style>
    <style:style style:name="T17" style:family="text">
      <style:text-properties fo:font-size="14.00pt" fo:font-weight="bold" fo:font-family="Calibri" style:font-family-asian="Calibri" style:font-family-complex="Calibri" fo:background-color="transparent" style:use-window-font-color="true"/>
    </style:style>
    <style:style style:name="T18" style:family="text">
      <style:text-properties fo:font-size="14.00pt" fo:font-weight="normal" fo:font-family="Calibri" style:font-family-asian="Calibri" style:font-family-complex="Calibri" fo:background-color="transparent" style:use-window-font-color="true"/>
    </style:style>
    <style:style style:name="T19" style:family="text">
      <style:text-properties fo:font-size="14.00pt" fo:font-weight="bold" fo:font-family="Calibri" style:font-family-asian="Calibri" style:font-family-complex="Calibri" fo:background-color="transparent" style:use-window-font-color="true"/>
    </style:style>
    <style:style style:name="T20" style:family="text">
      <style:text-properties fo:font-size="14.00pt" fo:font-weight="normal" fo:font-family="Calibri" style:font-family-asian="Calibri" style:font-family-complex="Calibri" fo:background-color="transparent" style:use-window-font-color="true"/>
    </style:style>
    <style:style style:name="T21" style:family="text">
      <style:text-properties fo:font-size="14.00pt" fo:font-weight="bold" fo:font-family="Calibri" style:font-family-asian="Calibri" style:font-family-complex="Calibri" fo:background-color="transparent" style:use-window-font-color="true"/>
    </style:style>
    <style:style style:name="T22" style:family="text">
      <style:text-properties fo:font-size="14.00pt" fo:font-weight="normal" fo:font-family="Calibri" style:font-family-asian="Calibri" style:font-family-complex="Calibri" fo:background-color="transparent" style:use-window-font-color="true"/>
    </style:style>
    <style:style style:name="T23" style:family="text">
      <style:text-properties fo:font-size="14.00pt" fo:font-weight="bold" fo:font-family="Calibri" style:font-family-asian="Calibri" style:font-family-complex="Calibri" fo:background-color="transparent" style:use-window-font-color="true"/>
    </style:style>
    <style:style style:name="T24" style:family="text">
      <style:text-properties fo:font-size="14.00pt" fo:font-weight="normal" fo:font-family="Calibri" style:font-family-asian="Calibri" style:font-family-complex="Calibri" fo:background-color="transparent" style:use-window-font-color="true"/>
    </style:style>
    <style:style style:name="T25" style:family="text">
      <style:text-properties fo:font-size="14.00pt" fo:font-weight="bold" fo:font-family="Calibri" style:font-family-asian="Calibri" style:font-family-complex="Calibri" fo:background-color="transparent" style:use-window-font-color="true"/>
    </style:style>
    <style:style style:name="T26" style:family="text">
      <style:text-properties fo:font-size="14.00pt" fo:font-weight="normal" fo:font-family="Calibri" style:font-family-asian="Calibri" style:font-family-complex="Calibri" fo:background-color="transparent" style:use-window-font-color="true"/>
    </style:style>
    <style:style style:name="T27" style:family="text">
      <style:text-properties fo:font-size="14.00pt" fo:font-weight="bold" fo:font-family="Calibri" style:font-family-asian="Calibri" style:font-family-complex="Calibri" fo:background-color="transparent" style:use-window-font-color="true"/>
    </style:style>
    <style:style style:name="T28" style:family="text">
      <style:text-properties fo:font-size="14.00pt" fo:font-weight="normal" fo:font-family="Calibri" style:font-family-asian="Calibri" style:font-family-complex="Calibri" fo:background-color="transparent" style:use-window-font-color="true"/>
    </style:style>
    <style:style style:name="T29" style:family="text">
      <style:text-properties fo:font-size="14.00pt" fo:font-weight="bold" fo:font-family="Calibri" style:font-family-asian="Calibri" style:font-family-complex="Calibri" fo:background-color="transparent" style:use-window-font-color="true"/>
    </style:style>
    <style:style style:name="T30" style:family="text">
      <style:text-properties fo:font-size="14.00pt" fo:font-weight="normal" fo:font-family="Calibri" style:font-family-asian="Calibri" style:font-family-complex="Calibri" fo:background-color="transparent" style:use-window-font-color="true"/>
    </style:style>
    <style:style style:name="T31" style:family="text">
      <style:text-properties fo:font-size="14.00pt" fo:font-weight="bold" fo:font-family="Calibri" style:font-family-asian="Calibri" style:font-family-complex="Calibri" fo:background-color="transparent" style:use-window-font-color="true"/>
    </style:style>
    <style:style style:name="T32" style:family="text">
      <style:text-properties fo:font-size="14.00pt" fo:font-weight="normal" fo:font-family="Calibri" style:font-family-asian="Calibri" style:font-family-complex="Calibri" fo:background-color="transparent" style:use-window-font-color="true"/>
    </style:style>
    <style:style style:name="T33" style:family="text">
      <style:text-properties fo:font-size="14.00pt" fo:font-weight="bold" fo:font-family="Calibri" style:font-family-asian="Calibri" style:font-family-complex="Calibri" fo:background-color="transparent" style:use-window-font-color="true"/>
    </style:style>
    <style:style style:name="T34" style:family="text">
      <style:text-properties fo:font-size="14.00pt" fo:font-weight="normal" fo:font-family="Calibri" style:font-family-asian="Calibri" style:font-family-complex="Calibri" fo:background-color="transparent" style:use-window-font-color="true"/>
    </style:style>
    <style:style style:name="T35" style:family="text">
      <style:text-properties fo:font-size="14.00pt" fo:font-weight="bold" fo:font-family="Calibri" style:font-family-asian="Calibri" style:font-family-complex="Calibri" fo:background-color="transparent" style:use-window-font-color="true"/>
    </style:style>
    <style:style style:name="T36" style:family="text">
      <style:text-properties fo:font-size="14.00pt" fo:font-weight="normal" fo:font-family="Calibri" style:font-family-asian="Calibri" style:font-family-complex="Calibri" fo:background-color="transparent" style:use-window-font-color="true"/>
    </style:style>
    <style:style style:name="T37" style:family="text">
      <style:text-properties fo:font-size="14.00pt" fo:font-weight="bold" fo:font-family="Calibri" style:font-family-asian="Calibri" style:font-family-complex="Calibri" fo:background-color="transparent" style:use-window-font-color="true"/>
    </style:style>
    <style:style style:name="T38" style:family="text">
      <style:text-properties fo:font-size="14.00pt" fo:font-weight="normal" fo:font-family="Calibri" style:font-family-asian="Calibri" style:font-family-complex="Calibri" fo:background-color="transparent" style:use-window-font-color="true"/>
    </style:style>
    <style:style style:name="T39" style:family="text">
      <style:text-properties fo:font-size="14.00pt" fo:font-weight="bold" fo:font-family="Calibri" style:font-family-asian="Calibri" style:font-family-complex="Calibri" fo:background-color="transparent" style:use-window-font-color="true"/>
    </style:style>
    <style:style style:name="T40" style:family="text">
      <style:text-properties fo:font-size="14.00pt" fo:font-weight="normal" fo:font-family="Calibri" style:font-family-asian="Calibri" style:font-family-complex="Calibri" fo:background-color="transparent" style:use-window-font-color="true"/>
    </style:style>
    <style:style style:name="P1" style:family="paragraph">
      <style:paragraph-properties fo:line-height="115.00%" fo:text-align="center" fo:margin-bottom="10.00pt">
        <style:tab-stops>
          <style:tab-stop style:position="256.50pt"/>
        </style:tab-stops>
      </style:paragraph-properties>
    </style:style>
    <style:style style:name="P2" style:family="paragraph">
      <style:paragraph-properties fo:line-height="115.00%" fo:text-align="left" fo:margin-bottom="10.00pt">
        <style:tab-stops>
          <style:tab-stop style:position="256.50pt"/>
        </style:tab-stops>
      </style:paragraph-properties>
    </style:style>
  </office:automatic-styles>
  <office:body>
    <office:text>
      <text:p text:style-name="P1"><text:span text:style-name="T1">Practical 1 :- Image assessment with numpy and opencv</text:span><text:span text:style-name="T2"/></text:p>
      <text:p text:style-name="P2"><text:span text:style-name="T3">Opencv :-<text:s/></text:span><text:span text:style-name="T4">OpenCV is a library of programming functions mainly for real-time computer vision. Originally developed by Intel, it was later supported by Willow Garage, then Itseez. The library is cross-platform and licensed as free and open-source software under Apache License.</text:span></text:p>
      <text:p text:style-name="P2"><text:span text:style-name="T5">Functions of opencv</text:span></text:p>
      <text:p text:style-name="P2"><text:span text:style-name="T5">1)<text:s/></text:span><text:span text:style-name="T6">Imread function in OpenCV</text:span></text:p>
      <text:p text:style-name="P2"><text:span text:style-name="T6"><text:s/></text:span><text:span text:style-name="T7">Syntax</text:span><text:span text:style-name="T8">:-cv2.imread(path, flag)</text:span></text:p>
      <text:p text:style-name="P2"><text:span text:style-name="T8"><text:s/>cv2.IMREAD_COLOR: It specifies to convert the image to the 3 channel BGR colour image. Any transparency of image will be neglected. It is the defaultflag. Alternatively, we can passinteger value 1 for this flag.</text:span></text:p>
      <text:p text:style-name="P2"><text:span text:style-name="T8">cv2.IMREAD_GRAYSCALE: It specifies to convert an image to thesingle channel grayscale image. Alternatively, we can pass integer value 0 for this flag.</text:span></text:p>
      <text:p text:style-name="P2"><text:span text:style-name="T8">cv2.IMREAD_UNCHANGED: It specifies to load an image as such including alpha channel.Alternatively, we can pass integer value -1 for this flag.</text:span></text:p>
      <text:p text:style-name="P2"><text:span text:style-name="T8"/></text:p>
      <text:p text:style-name="P2"><text:span text:style-name="T8">2) imwrite() Function in opencv</text:span></text:p>
      <text:p text:style-name="P2"><text:span text:style-name="T9">Syntax :-<text:s/></text:span><text:span text:style-name="T10">cv2.imwrite(filename, image) </text:span></text:p>
      <text:p text:style-name="P2"><text:span text:style-name="T10"/></text:p>
      <text:p text:style-name="P2"><text:span text:style-name="T11">3) Opencv MedianBlur ,Gaussian Blur ,Bilateral Blur</text:span></text:p>
      <text:p text:style-name="P2"><text:span text:style-name="T11">a) Median Blur:-<text:s/></text:span><text:span text:style-name="T12">OpenCV provides the medianblur() function to perform the blur operation. It takes the median of all the pixels under the kernel area, and the central element is replaced with this median value. It is extremely effective for the salt-and-paper noise in the image. The kernel size should be a positive odd integer</text:span></text:p>
      <text:p text:style-name="P2"><text:span text:style-name="T12">Syntax :- median = cv2.medianBlur(image, 5) </text:span></text:p>
      <text:p text:style-name="P2"><text:span text:style-name="T12">b)<text:s/></text:span><text:span text:style-name="T13">Gaussian Blur :-<text:s/></text:span><text:span text:style-name="T14">image smoothing is a technique which helps in reducing the noise in the images. Image may contain various type of noise because of camera sensor. It basically eliminates the high frequency (noise, edge) content from the image so edges are slightly blurred in this operation. OpenCV provide gaussianblur() function to apply smoothing on the images. The syntax is following:</text:span></text:p>
      <text:p text:style-name="P2"><text:span text:style-name="T14">dst=cv2.GuassiasBlur(src, ksize, sigmaX[,dst[,sigmaY[, borderType=BORDER_DEFAULT]]]<text:s text:c="2"/></text:span></text:p>
      <text:p text:style-name="P2"><text:span text:style-name="T15">Parameters:</text:span></text:p>
      <text:p text:style-name="P2"><text:span text:style-name="T16">a)<text:s/></text:span><text:span text:style-name="T17">src<text:s/></text:span><text:span text:style-name="T18">-It is used to input an Image.</text:span></text:p>
      <text:p text:style-name="P2"><text:span text:style-name="T18">b)<text:s/></text:span><text:span text:style-name="T19">dst</text:span><text:span text:style-name="T20"><text:s/>-It is a variable which stores an output Image.</text:span></text:p>
      <text:p text:style-name="P2"><text:span text:style-name="T20">c)<text:s/></text:span><text:span text:style-name="T21">ksize</text:span><text:span text:style-name="T22"><text:s/>-It defines the Gaussian Kernel Size[height width ]. Height and width must be odd (1,3,5,..) and can have different values. If ksize is set to [0,0], then ksize is computed from sigma value.</text:span></text:p>
      <text:p text:style-name="P2"><text:span text:style-name="T22">d)<text:s/></text:span><text:span text:style-name="T23">sigmaX</text:span><text:span text:style-name="T24"><text:s/>- Kernel standard derivation along X-axis.(horizontal direction).</text:span></text:p>
      <text:p text:style-name="P2"><text:span text:style-name="T24">e)<text:s/></text:span><text:span text:style-name="T25">sigmaY<text:s/></text:span><text:span text:style-name="T26">- Kernel standard derivation along Y-axis (vertical direction). If<text:s text:c="2"/></text:span><text:span text:style-name="T27"><text:s/>sigmaY<text:s/></text:span><text:span text:style-name="T28">= 0 then sigmaX value is taken for sigmaY.</text:span></text:p>
      <text:p text:style-name="P2"><text:span text:style-name="T28"/></text:p>
      <text:p text:style-name="P2"><text:span text:style-name="T28">4)<text:s/></text:span><text:span text:style-name="T29">Geometric Transformation using the opencv</text:span></text:p>
      <text:p text:style-name="P2"><text:span text:style-name="T30">a) warpAffine() function is the size of the output image, which should be in the form of **(width, height)**. Remember width = number of columns, and height = number of rows.</text:span></text:p>
      <text:p text:style-name="P2"><text:span text:style-name="T31">5) cvtcolor<text:s/></text:span><text:span text:style-name="T32"/></text:p>
      <text:p text:style-name="P2"><text:span text:style-name="T32">This function is used to convert one color space to other color spaces. Right now, in OpenCV, there are around 150 different color spaces. For example, when you normally read an image using OpenCV, it reads an image in BGR(Blue-Green-Red) format, but most of the time, you might need to convert this color space into RGB(Red-Green-Blue) format. For this purpose, you can use this function. example and syntax</text:span></text:p>
      <text:p text:style-name="P2"><text:span text:style-name="T32">src = cv2.imread("your/image/path")</text:span></text:p>
      <text:p text:style-name="P2"><text:span text:style-name="T32">converted_image = cv2.cvtColor(src, cv2.COLOR_BGR2RGB)</text:span></text:p>
      <text:p text:style-name="P2"><text:span text:style-name="T32">6</text:span><text:span text:style-name="T33">) waitKey()</text:span></text:p>
      <text:p text:style-name="P2"><text:span text:style-name="T34">You can control the display time of an image using the waitKey() function. For example</text:span></text:p>
      <text:p text:style-name="P2"><text:span text:style-name="T34">cv2.waitKey(0)</text:span></text:p>
      <text:p text:style-name="P2"><text:span text:style-name="T34">7)<text:s/></text:span><text:span text:style-name="T35">imwrite()</text:span><text:span text:style-name="T36"/></text:p>
      <text:p text:style-name="P2"><text:span text:style-name="T36">If you want to save the image in your disk, then you can use the imwrite() function. It accepts two parameters. The first one is the name of the image that you will save, the second one is the variable name that contains your original/modified image. You can also specify a disk directory/path in the first argument, where you want save the image. For example,</text:span></text:p>
      <text:p text:style-name="P2"><text:span text:style-name="T36">cv2.imwrite("my_image.png", image)</text:span></text:p>
      <text:p text:style-name="P2"><text:span text:style-name="T37">8) resize()</text:span></text:p>
      <text:p text:style-name="P2"><text:span text:style-name="T38">If you want to change the dimensions of an image, you can use the resize() function of OpenCV. The resized image preserve the aspect ratio of the original image. Well, if you reduce the size of an image, you will loose some information. Let’s say, you want to downscale an image from 1024*620 to 224*224 :</text:span></text:p>
      <text:p text:style-name="P2"><text:span text:style-name="T38">src = cv2.imread("your/image/path")</text:span></text:p>
      <text:p text:style-name="P2"><text:span text:style-name="T38">dim = (224, 224)</text:span></text:p>
      <text:p text:style-name="P2"><text:span text:style-name="T38">resize = cv2.resize(src, dim, interpolation = cv2.INTER_AREA)</text:span></text:p>
      <text:p text:style-name="P2"><text:span text:style-name="T38"/></text:p>
      <text:p text:style-name="P2"><text:span text:style-name="T39">9) shape</text:span><text:span text:style-name="T40"/></text:p>
      <text:p text:style-name="P2"><text:span text:style-name="T40">When can see the shape of an image using this shape function. For example, you want to see the width and height of an image. Normally when you read an image, it has three channels. For example, if you read a 1920*1080 shaped RGB image:</text:span></text:p>
      <text:p text:style-name="P2"><text:span text:style-name="T40">src = cv2.imread("your/image/path")</text:span></text:p>
      <text:p text:style-name="P2"><text:span text:style-name="T40">print("Shape of the image: {}".format(image.shape))</text:span></text:p>
      <text:p text:style-name="P2"><text:span text:style-name="T40">10)</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